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fo:font-weight="bold" officeooo:rsid="0005a54d" officeooo:paragraph-rsid="0005a54d" style:font-weight-asian="bold" style:font-weight-complex="bold"/>
    </style:style>
    <style:style style:name="P2" style:family="paragraph" style:parent-style-name="Standard">
      <style:paragraph-properties fo:line-height="200%" fo:text-align="center" style:justify-single-word="false" fo:padding="0.049cm" fo:border="0.06pt solid #000000" style:shadow="#808080 0.18cm -0.18cm"/>
      <style:text-properties officeooo:rsid="0005a54d" officeooo:paragraph-rsid="0005a54d"/>
    </style:style>
    <style:style style:name="P3"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officeooo:rsid="001f4611" officeooo:paragraph-rsid="0005a54d" style:font-size-asian="12pt" style:font-size-complex="12pt"/>
    </style:style>
    <style:style style:name="P4" style:family="paragraph" style:parent-style-name="Text_20_body" style:master-page-name="">
      <loext:graphic-properties draw:fill="none"/>
      <style:paragraph-properties fo:margin-left="0cm" fo:margin-right="0cm" fo:margin-top="0cm" fo:margin-bottom="0.247cm" loext:contextual-spacing="false" fo:line-height="200%" fo:text-align="justify" style:justify-single-word="false" fo:text-indent="1cm" style:auto-text-indent="false" style:page-number="auto" fo:background-color="transparent"/>
      <style:text-properties fo:font-size="12pt" officeooo:rsid="001d6c96" officeooo:paragraph-rsid="0005a54d" style:font-size-asian="12pt" style:font-size-complex="12pt"/>
    </style:style>
    <style:style style:name="P5"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0cm" style:auto-text-indent="false" fo:background-color="transparent" style:shadow="none" style:writing-mode="page"/>
      <style:text-properties fo:font-size="12pt" officeooo:rsid="001f4611" officeooo:paragraph-rsid="0005a54d" style:font-size-asian="12pt" style:font-size-complex="12pt"/>
    </style:style>
    <style:style style:name="P6"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0cm" style:auto-text-indent="false" fo:background-color="transparent" style:shadow="none" style:writing-mode="page"/>
      <style:text-properties fo:font-size="12pt" fo:font-weight="bold" officeooo:rsid="0005a54d" officeooo:paragraph-rsid="0005a54d" style:font-size-asian="12pt" style:font-weight-asian="bold" style:font-size-complex="12pt" style:font-weight-complex="bold"/>
    </style:style>
    <style:style style:name="T1" style:family="text">
      <style:text-properties fo:font-style="italic"/>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p>
      <text:p text:style-name="P2"><text:span text:style-name="T2">Exercice d’analyse : nature grammaticale des mots et fonctions grammaticales</text:span></text:p>
      <text:p text:style-name="P2"><text:span text:style-name="T2"/></text:p>
      <text:p text:style-name="P1"/>
      <text:p text:style-name="P1"/>
      <text:p text:style-name="P1">Texte n°1</text:p>
      <text:p text:style-name="P4"><text:span text:style-name="T1">Han d’Islande</text:span> est le premier roman de Victor Hugo, le premier du moins qu’il ait publié en librairie, car en réalité son premier essai fut <text:span text:style-name="T1">Bug-Jargal</text:span>, qui parut dans <text:span text:style-name="T1">le Conservateur littéraire</text:span> en 1820 et qui devait être entièrement transformé en 1826. </text:p>
      <text:p text:style-name="P3">Victor Hugo avait dix-huit ans quand il écrivit <text:span text:style-name="T1">Han d’Islande</text:span>, et, à trente et un ans, il jugeait, dans la préface de sa troisième édition, son œuvre et le jeune homme qu’il était autrefois. Il accordait qu’en 1820, il avait de l’imagination, mais aucune expérience des hommes, des choses et des idées.</text:p>
      <text:p text:style-name="P6"/>
      <text:p text:style-name="P6"/>
      <text:p text:style-name="P6">Texte n°2</text:p>
      <text:p text:style-name="P5"><text:tab/>Avant de raconter le reste de la scène, il n’est peut-être pas inutile de décrire le lieu où elle se passait, c’était — le lecteur l’a sans doute déjà deviné — dans un de ces édifices lugubres que la pitié publique et la prévoyance sociale consacrent aux cadavres inconnus, dernier asile de morts qui la plupart ont vécu malheure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5T07:09:29.889904405</meta:creation-date>
    <dc:date>2021-01-05T07:18:35.884126044</dc:date>
    <meta:editing-duration>PT9M6S</meta:editing-duration>
    <meta:editing-cycles>2</meta:editing-cycles>
    <meta:generator>LibreOffice/6.0.7.3$Linux_X86_64 LibreOffice_project/00m0$Build-3</meta:generator>
    <meta:document-statistic meta:table-count="0" meta:image-count="0" meta:object-count="0" meta:page-count="1" meta:paragraph-count="6" meta:word-count="166" meta:character-count="987" meta:non-whitespace-character-count="823"/>
  </office:meta>
</office:document-meta>
</file>